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0"/>
    <style:style style:name="P3" style:family="paragraph" style:parent-style-name="Preformatted_20_Text" style:list-style-name="L12"/>
    <style:style style:name="P4" style:family="paragraph" style:parent-style-name="Preformatted_20_Text" style:list-style-name="L13"/>
    <style:style style:name="P5" style:family="paragraph" style:parent-style-name="Preformatted_20_Text" style:list-style-name="L16"/>
    <style:style style:name="P6" style:family="paragraph" style:parent-style-name="Preformatted_20_Text" style:list-style-name="L18"/>
    <style:style style:name="P7" style:family="paragraph" style:parent-style-name="Preformatted_20_Text" style:list-style-name="L20"/>
    <style:style style:name="P8" style:family="paragraph" style:parent-style-name="Preformatted_20_Text" style:list-style-name="L22"/>
    <style:style style:name="P9" style:family="paragraph" style:parent-style-name="Preformatted_20_Text" style:list-style-name="L24"/>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text-properties fo:font-weight="bold" style:font-weight-asian="bold" style:font-weight-complex="bold"/>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paragraph-properties fo:margin-top="0in" fo:margin-bottom="0in" style:contextual-spacing="false"/>
    </style:style>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paragraph-properties fo:margin-top="0in" fo:margin-bottom="0in" style:contextual-spacing="false"/>
    </style:style>
    <style:style style:name="P25" style:family="paragraph" style:parent-style-name="Text_20_body" style:list-style-name="L16"/>
    <style:style style:name="P26" style:family="paragraph" style:parent-style-name="Text_20_body" style:list-style-name="L17">
      <style:paragraph-properties fo:margin-top="0in" fo:margin-bottom="0in" style:contextual-spacing="false"/>
    </style:style>
    <style:style style:name="P27" style:family="paragraph" style:parent-style-name="Text_20_body" style:list-style-name="L18"/>
    <style:style style:name="P28" style:family="paragraph" style:parent-style-name="Text_20_body" style:list-style-name="L19">
      <style:paragraph-properties fo:margin-top="0in" fo:margin-bottom="0in" style:contextual-spacing="false"/>
    </style:style>
    <style:style style:name="P29" style:family="paragraph" style:parent-style-name="Text_20_body" style:list-style-name="L20"/>
    <style:style style:name="P30" style:family="paragraph" style:parent-style-name="Text_20_body" style:list-style-name="L21">
      <style:paragraph-properties fo:margin-top="0in" fo:margin-bottom="0in" style:contextual-spacing="false"/>
    </style:style>
    <style:style style:name="P31" style:family="paragraph" style:parent-style-name="Text_20_body" style:list-style-name="L22"/>
    <style:style style:name="P32" style:family="paragraph" style:parent-style-name="Text_20_body" style:list-style-name="L23">
      <style:paragraph-properties fo:margin-top="0in" fo:margin-bottom="0in" style:contextual-spacing="false"/>
    </style:style>
    <style:style style:name="P33" style:family="paragraph" style:parent-style-name="Text_20_body" style:list-style-name="L24"/>
    <style:style style:name="P34" style:family="paragraph" style:parent-style-name="Text_20_body" style:list-style-name="L25">
      <style:paragraph-properties fo:margin-top="0in" fo:margin-bottom="0in" style:contextual-spacing="false"/>
    </style:style>
    <style:style style:name="P35" style:family="paragraph" style:parent-style-name="Text_20_body" style:list-style-name="L26">
      <style:paragraph-properties fo:margin-top="0in" fo:margin-bottom="0in" style:contextual-spacing="false"/>
    </style:style>
    <style:style style:name="P36" style:family="paragraph" style:parent-style-name="Text_20_body" style:list-style-name="L27">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mounting-and-unmounting-filesystems"/>Mounting and Unmounting Filesystems<text:bookmark-end text:name="mounting-and-unmounting-filesystems"/></text:h>
      <text:h text:style-name="Heading_20_2" text:outline-level="2"><text:bookmark-start text:name="introduction"/>Introduction<text:bookmark-end text:name="introduction"/></text:h>
      <text:h text:style-name="Heading_20_3" text:outline-level="3"><text:bookmark-start text:name="understanding-filesystems-and-mount-points"/>Understanding Filesystems and Mount Points<text:bookmark-end text:name="understanding-filesystems-and-mount-points"/></text:h>
      <text:p text:style-name="First_20_paragraph">Think of a <text:span text:style-name="T1">filesystem</text:span> like the organizational system inside a filing cabinet. Different types of filing systems exist (like alphabetical, by date, by subject), and in the Linux world, we have different types of filesystems like ext4 (common for Linux), XFS (often used for large files), and others. The filesystem's job is to manage how data is stored, accessed, and organized on a storage device (like a hard drive or a USB stick). It keeps track of where each file starts and ends, its permissions, and other important details.</text:p>
      <text:p text:style-name="Text_20_body">Now, where do we actually access these filing cabinets (filesystems) on our server? That's where <text:span text:style-name="T1">mount points</text:span> come in. A mount point is simply a directory within your existing Linux directory structure where a filesystem is attached, making its contents accessible.</text:p>
      <text:p text:style-name="Text_20_body">Imagine you have that filing cabinet full of important documents (your filesystem on a storage device). To actually use those documents, you need to place the entire cabinet (or perhaps just a drawer from it) in a specific location in your office so you can open it and get to the files. That location in your office is like the mount point on your server.</text:p>
      <text:p text:style-name="Text_20_body">For example, you might have a separate hard drive containing user data. You could "mount" this filesystem to a directory named <text:span text:style-name="Source_5f_Text">/home/users</text:span>. Once mounted, all the files and folders on that separate hard drive will appear as if they are directly inside the <text:span text:style-name="Source_5f_Text">/home/users</text:span> directory.</text:p>
      <text:p text:style-name="Text_20_body">We'll touch briefly on a special file called <text:span text:style-name="Source_5f_Text">/etc/fstab</text:span> later, which is like a configuration file that tells your server which filesystems to automatically "plug in" (mount) to which locations every time it starts up. But for now, we'll focus on how to do this manually.</text:p>
      <text:p text:style-name="Horizontal_20_Line"/>
      <text:p text:style-name="First_20_paragraph">Now, let's briefly touch upon the <text:span text:style-name="Source_5f_Text">/etc/fstab</text:span> file. You can think of this file as a configuration roadmap for your server's filesystems. It lives in the <text:span text:style-name="Source_5f_Text">/etc</text:span> directory and contains a list of filesystems that the system should automatically mount during the boot process.</text:p>
      <text:p text:style-name="Text_20_body">Each line in this file typically describes a filesystem, where it should be mounted, the type of filesystem, and some options on how it should be mounted. We'll delve deeper into the specifics of <text:span text:style-name="Source_5f_Text">/etc/fstab</text:span> in the last step of our learning plan.</text:p>
      <text:p text:style-name="Text_20_body">For now, just remember that <text:span text:style-name="Source_5f_Text">/etc/fstab</text:span> is there to automate the mounting of filesystems so you don't have to manually mount them every time you start your server. However, understanding how to manually mount and unmount filesystems is crucial for troubleshooting, mounting temporary storage, or working with devices that aren't permanently listed in <text:span text:style-name="Source_5f_Text">/etc/fstab</text:span>.</text:p>
      <text:h text:style-name="Heading_20_2" text:outline-level="2"><text:bookmark-start text:name="manual-mounting-of-filesystems"/><text:soft-page-break/>Manual Mounting of Filesystems<text:bookmark-end text:name="manual-mounting-of-filesystems"/></text:h>
      <text:p text:style-name="First_20_paragraph">The primary command for manually mounting filesystems in Linux is, unsurprisingly, <text:span text:style-name="Source_5f_Text">mount</text:span>. The basic structure of this command looks like this:</text:p>
      <text:p text:style-name="Preformatted_20_Text"><text:span text:style-name="FunctionTok">sudo</text:span><text:span text:style-name="NormalTok"> mount device mount_point</text:span> </text:p>
      <text:p text:style-name="First_20_paragraph">Let's break down these two crucial parts:</text:p>
      <text:list xml:id="list940898763" text:style-name="L7">
        <text:list-item>
          <text:p text:style-name="P15"><text:span text:style-name="Source_5f_Text">device</text:span>: This refers to the storage device or the filesystem you want to mount. Linux identifies these devices using special file paths, usually located in the <text:span text:style-name="Source_5f_Text">/dev</text:span> directory. For example:</text:p>
          <text:list text:style-name="L8">
            <text:list-item>
              <text:p text:style-name="P16">A primary hard drive might have partitions like <text:span text:style-name="Source_5f_Text">/dev/sda1</text:span> (first partition on the first SATA drive), <text:span text:style-name="Source_5f_Text">/dev/sdb2</text:span> (second partition on the second SATA drive), and so on.</text:p>
            </text:list-item>
            <text:list-item>
              <text:p text:style-name="P16">A USB drive or external hard drive might be recognized as <text:span text:style-name="Source_5f_Text">/dev/sdb1</text:span>, <text:span text:style-name="Source_5f_Text">/dev/sdc1</text:span>, etc., depending on what's already connected to the system.</text:p>
            </text:list-item>
            <text:list-item>
              <text:p text:style-name="P16">Even network filesystems (like NFS shares) have their own way of being identified here.</text:p>
            </text:list-item>
          </text:list>
        </text:list-item>
        <text:list-item>
          <text:p text:style-name="P15"><text:span text:style-name="Source_5f_Text">mount_point</text:span>: This is the directory on your existing Linux system where you want to attach the filesystem. This directory needs to exist before you can mount something to it. Common places to create mount points for additional storage are within the <text:span text:style-name="Source_5f_Text">/mnt</text:span> directory (a general-purpose mount point location) or you might create specific directories like <text:span text:style-name="Source_5f_Text">/data</text:span>, <text:span text:style-name="Source_5f_Text">/backup</text:span>, etc., depending on the purpose of the mounted storage.</text:p>
        </text:list-item>
      </text:list>
      <text:p text:style-name="First_20_paragraph">So, if you had a USB drive that Linux recognized as <text:span text:style-name="Source_5f_Text">/dev/sdb1</text:span> and you wanted to access its contents, you would first create a directory to serve as the mount point (let's say <text:span text:style-name="Source_5f_Text">/mnt/usb</text:span>). Then, you would use the mount command like this:</text:p>
      <text:p text:style-name="Preformatted_20_Text"><text:span text:style-name="FunctionTok">sudo</text:span><text:span text:style-name="NormalTok"> mount /dev/sdb1 /mnt/usb</text:span> </text:p>
      <text:p text:style-name="First_20_paragraph">After running this command (and assuming everything goes well), you would be able to navigate into the <text:span text:style-name="Source_5f_Text">/mnt/usb</text:span> directory and see all the files and folders that are on your USB drive.</text:p>
      <text:p text:style-name="Text_20_body">Remember that you typically need <text:span text:style-name="Source_5f_Text">sudo</text:span> to run the <text:span text:style-name="Source_5f_Text">mount</text:span> command because it involves making changes to the system's filesystem structure, which requires administrative privileges.</text:p>
      <text:p text:style-name="Horizontal_20_Line"/>
      <text:p text:style-name="First_20_paragraph">Let's walk through a practical example of manually mounting a filesystem.</text:p>
      <text:p text:style-name="Text_20_body">Imagine you've just connected a new external hard drive to your Linux server. The system has recognized it as <text:span text:style-name="Source_5f_Text">/dev/sdb1</text:span>. Now, you want to be able to access the files on this drive.</text:p>
      <text:p text:style-name="P17">Step 1: Create a Mount Point Directory</text:p>
      <text:p text:style-name="Text_20_body">First, you need a directory where you'll "attach" the filesystem. A common place for this is within the <text:span text:style-name="Source_5f_Text">/mnt</text:span> directory. Let's create a directory named <text:span text:style-name="Source_5f_Text">external_drive</text:span> inside <text:span text:style-name="Source_5f_Text">/mnt</text:span>:</text:p>
      <text:p text:style-name="Preformatted_20_Text"><text:span text:style-name="FunctionTok">sudo</text:span><text:span text:style-name="NormalTok"> mkdir /mnt/external_drive</text:span> </text:p>
      <text:p text:style-name="First_20_paragraph">This command uses <text:span text:style-name="Source_5f_Text">sudo</text:span> for administrative privileges and <text:span text:style-name="Source_5f_Text">mkdir</text:span> to create a new directory. Now, <text:soft-page-break/><text:span text:style-name="Source_5f_Text">/mnt/external_drive</text:span> exists on your system.</text:p>
      <text:p text:style-name="P17">Step 2: Mount the Filesystem</text:p>
      <text:p text:style-name="Text_20_body">Next, you'll use the <text:span text:style-name="Source_5f_Text">mount</text:span> command to connect the filesystem on <text:span text:style-name="Source_5f_Text">/dev/sdb1</text:span> to the mount point you just created:</text:p>
      <text:p text:style-name="Preformatted_20_Text"><text:span text:style-name="FunctionTok">sudo</text:span><text:span text:style-name="NormalTok"> mount /dev/sdb1 /mnt/external_drive</text:span> </text:p>
      <text:p text:style-name="First_20_paragraph">After running this command (if the device and filesystem are healthy), the contents of the filesystem on <text:span text:style-name="Source_5f_Text">/dev/sdb1</text:span> will now be accessible within the <text:span text:style-name="Source_5f_Text">/mnt/external_drive</text:span> directory. You can navigate into this directory using the <text:span text:style-name="Source_5f_Text">cd</text:span> command and explore the files.</text:p>
      <text:p text:style-name="Text_20_body">To see what filesystems are currently mounted on your system, you can use the command:</text:p>
      <text:p text:style-name="Preformatted_20_Text"><text:span text:style-name="FunctionTok">mount</text:span><text:span text:style-name="NormalTok"> </text:span><text:span text:style-name="KeywordTok">|</text:span><text:span text:style-name="NormalTok"> </text:span><text:span text:style-name="FunctionTok">less</text:span> </text:p>
      <text:p text:style-name="First_20_paragraph">This will display a list of all mounted filesystems and their corresponding mount points. You should see an entry for <text:span text:style-name="Source_5f_Text">/dev/sdb1</text:span> mounted on <text:span text:style-name="Source_5f_Text">/mnt/external_drive</text:span>. You can press <text:span text:style-name="Source_5f_Text">q</text:span> to exit the less pager.</text:p>
      <text:p text:style-name="Text_20_body">Now, let's say you wanted to mount the same <text:span text:style-name="Source_5f_Text">/dev/sdb1</text:span> filesystem with read-only permissions. This can be useful if you only need to view the data and want to prevent any accidental modifications. You can achieve this by using the <text:span text:style-name="Source_5f_Text">-o</text:span> option with the <text:span text:style-name="Source_5f_Text">mount</text:span> command, followed by the mount option <text:span text:style-name="Source_5f_Text">ro</text:span> (for read-only):</text:p>
      <text:p text:style-name="Preformatted_20_Text"><text:span text:style-name="FunctionTok">sudo</text:span><text:span text:style-name="NormalTok"> mount </text:span><text:span text:style-name="AttributeTok">-o</text:span><text:span text:style-name="NormalTok"> ro /dev/sdb1 /mnt/external_drive</text:span> </text:p>
      <text:p text:style-name="First_20_paragraph">If the filesystem was already mounted, you might need to unmount it first (which we'll cover in the next step) before remounting it with different options.</text:p>
      <text:h text:style-name="Heading_20_3" text:outline-level="3"><text:bookmark-start text:name="mount-options"/>Mount Options<text:bookmark-end text:name="mount-options"/></text:h>
      <text:p text:style-name="First_20_paragraph">Now that you know how to mount a filesystem, let's talk about <text:span text:style-name="T1">mount options</text:span>. These are like extra instructions you can give to the <text:span text:style-name="Source_5f_Text">mount</text:span> command to control how the filesystem is accessed and behaves. You specify these using the <text:span text:style-name="Source_5f_Text">-o</text:span> option followed by a comma-separated list of options.</text:p>
      <text:p text:style-name="Text_20_body">Here are a few common and important mount options you'll likely encounter as a system administrator:</text:p>
      <text:list xml:id="list2229638620" text:style-name="L9">
        <text:list-item>
          <text:p text:style-name="P18"><text:span text:style-name="Source_5f_Text">ro</text:span> <text:span text:style-name="T1">(read-only)</text:span>: As we saw earlier, this mounts the filesystem so that you can only read files and directories; you cannot make any changes. This is useful for accessing data that shouldn't be modified, like mounting an installation CD or a backup.</text:p>
        </text:list-item>
        <text:list-item>
          <text:p text:style-name="P18"><text:span text:style-name="Source_5f_Text">rw</text:span> <text:span text:style-name="T1">(read-write)</text:span>: This is the default option and allows you to both read and write to the filesystem.</text:p>
        </text:list-item>
        <text:list-item>
          <text:p text:style-name="P18"><text:span text:style-name="Source_5f_Text">exec</text:span> <text:span text:style-name="T1">(execute)</text:span>: This allows you to execute binary files that reside on the mounted filesystem.</text:p>
        </text:list-item>
        <text:list-item>
          <text:p text:style-name="P18"><text:span text:style-name="Source_5f_Text">noexec</text:span> <text:span text:style-name="T1">(no execute)</text:span>: This prevents the execution of any binary files on the mounted <text:soft-page-break/>filesystem. This can be a security measure to prevent running potentially harmful executables from untrusted sources, like a USB drive.</text:p>
        </text:list-item>
        <text:list-item>
          <text:p text:style-name="P18"><text:span text:style-name="Source_5f_Text">suid</text:span> <text:span text:style-name="T1">(set user ID)</text:span>/<text:span text:style-name="Source_5f_Text">guid</text:span> <text:span text:style-name="T1">(set group ID)</text:span>: These options allow special permissions associated with a file's owner or group to take effect when the file is executed.</text:p>
        </text:list-item>
        <text:list-item>
          <text:p text:style-name="P18"><text:span text:style-name="Source_5f_Text">nosuid</text:span> <text:span text:style-name="T1">(no set user ID)/</text:span><text:span text:style-name="Source_5f_Text">noguid</text:span> <text:span text:style-name="T1">(no set group ID)</text:span>: These options disable the <text:span text:style-name="Source_5f_Text">suid</text:span> and <text:span text:style-name="Source_5f_Text">guid</text:span> permissions on the mounted filesystem. This is another security measure to prevent privilege escalation.</text:p>
        </text:list-item>
        <text:list-item>
          <text:p text:style-name="P18"><text:span text:style-name="Source_5f_Text">dev</text:span> <text:span text:style-name="T1">(allow device files)</text:span>: This allows the interpretation of character or block special devices on the filesystem.</text:p>
        </text:list-item>
        <text:list-item>
          <text:p text:style-name="P18"><text:span text:style-name="Source_5f_Text">nodev</text:span> <text:span text:style-name="T1">(no device files)</text:span>: This prevents the interpretation of device files on the filesystem. This is often used for network filesystems for security reasons.</text:p>
        </text:list-item>
      </text:list>
      <text:p text:style-name="First_20_paragraph">For example, if you wanted to mount <text:span text:style-name="Source_5f_Text">/dev/sdb1</text:span> to <text:span text:style-name="Source_5f_Text">/mnt/readonly_data</text:span> in read-only mode and disallow the execution of any files on it, you would use the following command:</text:p>
      <text:p text:style-name="Preformatted_20_Text"><text:span text:style-name="FunctionTok">sudo</text:span><text:span text:style-name="NormalTok"> mount </text:span><text:span text:style-name="AttributeTok">-o</text:span><text:span text:style-name="NormalTok"> ro,noexec /dev/sdb1 /mnt/readonly_data</text:span> </text:p>
      <text:p text:style-name="First_20_paragraph">Understanding these options is crucial for controlling access and security on your server. You'll often need to choose the appropriate options based on how the mounted storage will be used.</text:p>
      <text:h text:style-name="Heading_20_2" text:outline-level="2"><text:bookmark-start text:name="unmounting-filesystems"/>Unmounting Filesystems<text:bookmark-end text:name="unmounting-filesystems"/></text:h>
      <text:p text:style-name="First_20_paragraph">Now that we've covered how to mount filesystems and control their behavior with options, it's equally important to understand how to safely <text:span text:style-name="T1">unmount</text:span> them.</text:p>
      <text:p text:style-name="Text_20_body">The command for unmounting a filesystem is <text:span text:style-name="Source_5f_Text">umount</text:span>. It's quite straightforward and has two common ways to use it:</text:p>
      <text:list xml:id="list834644063" text:style-name="L10">
        <text:list-item>
          <text:p text:style-name="P19"><text:span text:style-name="T1">Unmounting by mount point</text:span>: You can specify the directory where the filesystem is mounted. For example, to unmount the filesystem we mounted at <text:span text:style-name="Source_5f_Text">/mnt/external_drive</text:span>, you would use:</text:p>
          <text:p text:style-name="P2"><text:span text:style-name="FunctionTok">sudo</text:span><text:span text:style-name="NormalTok"> umount /mnt/external_drive</text:span> </text:p>
        </text:list-item>
        <text:list-item>
          <text:p text:style-name="P19"><text:span text:style-name="T1">Unmounting by device</text:span>: You can also specify the device file of the filesystem you want to unmount. For example, to unmount the filesystem that was on <text:span text:style-name="Source_5f_Text">/dev/sdb1</text:span>, you could use:</text:p>
          <text:p text:style-name="P2"><text:span text:style-name="FunctionTok">sudo</text:span><text:span text:style-name="NormalTok"> umount /dev/sdb1</text:span> </text:p>
        </text:list-item>
      </text:list>
      <text:p text:style-name="First_20_paragraph">Both methods achieve the same result. However, it's generally safer and more common to unmount by the mount point, as it's often easier to remember where you mounted something rather than the specific device name, especially if you have multiple storage devices connected.</text:p>
      <text:p text:style-name="P17">Why is unmounting important?</text:p>
      <text:p text:style-name="Text_20_body">When a filesystem is mounted, the operating system keeps track of which files are open and which processes are using the files on that filesystem. If you were to simply unplug a USB drive <text:soft-page-break/>or detach a hard drive without properly unmounting it first, you could potentially lead to:</text:p>
      <text:list xml:id="list767656315" text:style-name="L11">
        <text:list-item>
          <text:p text:style-name="P20"><text:span text:style-name="T1">Data corruption</text:span>: Any data that was being written to the device might not be fully saved, leading to incomplete or corrupted files.</text:p>
        </text:list-item>
        <text:list-item>
          <text:p text:style-name="P20"><text:span text:style-name="T1">Lost data</text:span>: In some cases, abruptly removing a mounted device can even result in the loss of entire files or directories.</text:p>
        </text:list-item>
        <text:list-item>
          <text:p text:style-name="P20"><text:span text:style-name="T1">System instability</text:span>: Although less common with modern systems, improper unmounting could sometimes lead to system errors or instability.</text:p>
        </text:list-item>
      </text:list>
      <text:p text:style-name="First_20_paragraph">Therefore, it's crucial to always unmount a filesystem before physically disconnecting the storage device.</text:p>
      <text:p text:style-name="Horizontal_20_Line"/>
      <text:p text:style-name="First_20_paragraph">Now, let's discuss what can happen if you try to unmount a filesystem while it's being used. Think of it like trying to pull out a drawer from our filing cabinet while someone is actively looking through files inside!</text:p>
      <text:p text:style-name="Text_20_body">If files are open or a process is currently working within a mounted filesystem, the <text:span text:style-name="Source_5f_Text">umount</text:span> command will likely fail and you'll see an error message, often saying something like <text:span text:style-name="T1">"device is busy"</text:span>. This is the operating system's way of protecting the integrity of the data and preventing those active processes from crashing or corrupting data.</text:p>
      <text:p text:style-name="Text_20_body"><text:span text:style-name="T1">How to identify if a filesystem is busy</text:span>:</text:p>
      <text:p text:style-name="Text_20_body">When you encounter a "device is busy" error, you need to figure out which process or user is currently using the mounted filesystem. There are a couple of handy command-line tools for this:</text:p>
      <text:list xml:id="list4075805939" text:style-name="L12">
        <text:list-item>
          <text:p text:style-name="P21"><text:span text:style-name="Source_5f_Text">lsof</text:span> <text:span text:style-name="T1">(List Open Files)</text:span>: This powerful command can show you all the open files and the processes that have them open. To find out which processes are using a specific mount point (e.g., <text:span text:style-name="Source_5f_Text">/mnt/external_drive</text:span>), you can use:</text:p>
          <text:p text:style-name="P3"><text:span text:style-name="FunctionTok">sudo</text:span><text:span text:style-name="NormalTok"> lsof /mnt/external_drive</text:span> </text:p>
          <text:p text:style-name="P21">This will list the process ID (PID), user, and the type of access for each file or directory within /mnt/external_drive that is currently open.</text:p>
        </text:list-item>
        <text:list-item>
          <text:p text:style-name="P21"><text:span text:style-name="Source_5f_Text">fuser</text:span> <text:span text:style-name="T1">(Identify Processes Using Files or Sockets)</text:span>: The <text:span text:style-name="Source_5f_Text">fuser</text:span> command is specifically designed to identify processes that are using specified files or filesystems. To find out which processes are using our example mount point:</text:p>
          <text:p text:style-name="P3"><text:span text:style-name="FunctionTok">sudo</text:span><text:span text:style-name="NormalTok"> fuser </text:span><text:span text:style-name="AttributeTok">-m</text:span><text:span text:style-name="NormalTok"> /mnt/external_drive</text:span> </text:p>
          <text:p text:style-name="P21">The <text:span text:style-name="Source_5f_Text">-m</text:span> option tells <text:span text:style-name="Source_5f_Text">fuser</text:span> to look for processes using the mount point. The output will typically show the PIDs of the processes that are using the filesystem. You might also see letters after the PIDs indicating the type of access (e.g., <text:span text:style-name="Source_5f_Text">c</text:span> for current directory, <text:span text:style-name="Source_5f_Text">r</text:span> for root directory, <text:span text:style-name="Source_5f_Text">f</text:span> for open file).</text:p>
        </text:list-item>
      </text:list>
      <text:p text:style-name="First_20_paragraph"><text:span text:style-name="T1">What to do if a filesystem is busy</text:span>:</text:p>
      <text:p text:style-name="Text_20_body">Once you've identified the processes that are using the filesystem, you have a couple of options:</text:p>
      <text:list xml:id="list3711395604" text:style-name="L13">
        <text:list-item>
          <text:p text:style-name="P22"><text:soft-page-break/><text:span text:style-name="T1">Terminate the processes</text:span>: If you know what the processes are and it's safe to do so, you can terminate them using the <text:span text:style-name="Source_5f_Text">kill</text:span> command followed by the process ID (PID) you found with <text:span text:style-name="Source_5f_Text">lsof</text:span> or <text:span text:style-name="Source_5f_Text">fuser</text:span>. For example, if <text:span text:style-name="Source_5f_Text">fuser</text:span> showed a PID of <text:span text:style-name="Source_5f_Text">1234</text:span> is using the filesystem, you could try:</text:p>
          <text:p text:style-name="P4"><text:span text:style-name="FunctionTok">sudo</text:span><text:span text:style-name="NormalTok"> kill 1234</text:span> </text:p>
          <text:p text:style-name="P22">Sometimes, a process might not respond to a regular <text:span text:style-name="Source_5f_Text">kill</text:span> signal, in which case you might need to use <text:span text:style-name="Source_5f_Text">kill -9</text:span> (force kill), but be very cautious with this as it can lead to data loss if the process was in the middle of writing something.</text:p>
        </text:list-item>
        <text:list-item>
          <text:p text:style-name="P22"><text:span text:style-name="T1">Change the current directory</text:span>: If your own terminal or another user's terminal is currently inside the mounted directory, simply navigating out of it using <text:span text:style-name="Source_5f_Text">cd ..</text:span> can often resolve the "device is busy" error.</text:p>
        </text:list-item>
      </text:list>
      <text:p text:style-name="First_20_paragraph">After ensuring that no processes are actively using the filesystem, you should be able to unmount it successfully using the <text:span text:style-name="Source_5f_Text">umount</text:span> command.</text:p>
      <text:h text:style-name="Heading_20_2" text:outline-level="2"><text:bookmark-start text:name="working-with-etcfstab"/>Working with <text:span text:style-name="Source_5f_Text">/etc/fstab</text:span><text:bookmark-end text:name="working-with-etcfstab"/></text:h>
      <text:p text:style-name="First_20_paragraph">The <text:span text:style-name="Source_5f_Text">/etc/fstab</text:span> file (short for "file system table") is a crucial configuration file that the system reads during startup to determine which filesystems should be automatically mounted and where. Each line in this file describes a single filesystem and how it should be handled.</text:p>
      <text:p text:style-name="Text_20_body">A typical entry in <text:span text:style-name="Source_5f_Text">/etc/fstab</text:span> has the following six fields, separated by spaces or tabs:</text:p>
      <text:list xml:id="list73627170" text:style-name="L14">
        <text:list-item>
          <text:p text:style-name="P23"><text:span text:style-name="Source_5f_Text">&lt;file system&gt;</text:span>: This specifies the device to be mounted. It can be the device file (like <text:span text:style-name="Source_5f_Text">/dev/sdb1</text:span>), the UUID (Universally Unique Identifier) of the filesystem (which is more robust as device names can sometimes change), or a network filesystem specification.</text:p>
        </text:list-item>
        <text:list-item>
          <text:p text:style-name="P23"><text:span text:style-name="Source_5f_Text">&lt;mount point&gt;</text:span>: This is the directory where the filesystem should be mounted (e.g., <text:span text:style-name="Source_5f_Text">/mnt/data</text:span>, <text:span text:style-name="Source_5f_Text">/home/users</text:span>). This directory must exist.</text:p>
        </text:list-item>
        <text:list-item>
          <text:p text:style-name="P23"><text:span text:style-name="Source_5f_Text">&lt;type&gt;</text:span>: This specifies the type of the filesystem (e.g., <text:span text:style-name="Source_5f_Text">ext4</text:span>, <text:span text:style-name="Source_5f_Text">xfs</text:span>, <text:span text:style-name="Source_5f_Text">nfs</text:span>, <text:span text:style-name="Source_5f_Text">vfat</text:span>). The system needs to know the filesystem type to handle it correctly.</text:p>
        </text:list-item>
        <text:list-item>
          <text:p text:style-name="P23"><text:span text:style-name="Source_5f_Text">&lt;options&gt;</text:span>: This is a comma-separated list of mount options, similar to what we used with the <text:span text:style-name="Source_5f_Text">mount -o</text:span> command (e.g., <text:span text:style-name="Source_5f_Text">ro</text:span>, <text:span text:style-name="Source_5f_Text">rw</text:span>, <text:span text:style-name="Source_5f_Text">noexec</text:span>, <text:span text:style-name="Source_5f_Text">defaults</text:span>). The defaults option typically implies <text:span text:style-name="Source_5f_Text">rw</text:span>, <text:span text:style-name="Source_5f_Text">suid</text:span>, <text:span text:style-name="Source_5f_Text">dev</text:span>, <text:span text:style-name="Source_5f_Text">exec</text:span>, <text:span text:style-name="Source_5f_Text">auto</text:span>, <text:span text:style-name="Source_5f_Text">nouser</text:span>, and <text:span text:style-name="Source_5f_Text">async</text:span>.</text:p>
        </text:list-item>
        <text:list-item>
          <text:p text:style-name="P23"><text:span text:style-name="Source_5f_Text">&lt;dump&gt;</text:span>: This field is used by the <text:span text:style-name="Source_5f_Text">dump</text:span> utility for backups. Usually, it's set to <text:span text:style-name="Source_5f_Text">0</text:span>, which means the filesystem is not dumped. Setting it to <text:span text:style-name="Source_5f_Text">1</text:span> would enable dumping.</text:p>
        </text:list-item>
        <text:list-item>
          <text:p text:style-name="P23"><text:span text:style-name="Source_5f_Text">&lt;pass&gt;</text:span>: This field is used by the <text:span text:style-name="Source_5f_Text">fsck</text:span> (file system consistency check) utility to determine the order in which filesystem checks are performed at boot time. The root filesystem (<text:span text:style-name="Source_5f_Text">/</text:span>) should have a value of <text:span text:style-name="Source_5f_Text">1</text:span>. Other filesystems typically have a value of <text:span text:style-name="Source_5f_Text">2</text:span> (checked after root) or <text:span text:style-name="Source_5f_Text">0</text:span> (not checked).</text:p>
        </text:list-item>
      </text:list>
      <text:p text:style-name="First_20_paragraph">Here's an example of a line in <text:span text:style-name="Source_5f_Text">/etc/fstab</text:span>:</text:p>
      <text:p text:style-name="Preformatted_20_Text"><text:soft-page-break/>UUID=a1b2c3d4-e5f6-7890-1234-567890abcdef <text:s/>/data <text:s/>ext4 <text:s/>defaults <text:s/>0 <text:s/>2</text:p>
      <text:p text:style-name="First_20_paragraph"><text:span text:style-name="T1">In this example</text:span>:</text:p>
      <text:list xml:id="list945202595" text:style-name="L15">
        <text:list-item>
          <text:p text:style-name="P24"><text:span text:style-name="Source_5f_Text">UUID=a1b2c3d4-e5f6-7890-1234-567890abcdef</text:span> is the unique identifier of the device.</text:p>
        </text:list-item>
        <text:list-item>
          <text:p text:style-name="P24"><text:span text:style-name="Source_5f_Text">/data</text:span> is the mount point.</text:p>
        </text:list-item>
        <text:list-item>
          <text:p text:style-name="P24"><text:span text:style-name="Source_5f_Text">ext4</text:span> is the filesystem type.</text:p>
        </text:list-item>
        <text:list-item>
          <text:p text:style-name="P24"><text:span text:style-name="Source_5f_Text">defaults</text:span> are the mount options.</text:p>
        </text:list-item>
        <text:list-item>
          <text:p text:style-name="P24"><text:span text:style-name="Source_5f_Text">0</text:span> means it's not dumped.</text:p>
        </text:list-item>
        <text:list-item>
          <text:p text:style-name="P24"><text:span text:style-name="Source_5f_Text">2</text:span> means it will be checked after the root filesystem.</text:p>
        </text:list-item>
      </text:list>
      <text:h text:style-name="Heading_20_3" text:outline-level="3"><text:bookmark-start text:name="common-fstab-entries"/>Common <text:span text:style-name="Source_5f_Text">fstab</text:span> Entries<text:bookmark-end text:name="common-fstab-entries"/></text:h>
      <text:p text:style-name="First_20_paragraph">Let's look at some common entries you might find in an <text:span text:style-name="Source_5f_Text">/etc/fstab</text:span> file on your Linux server. Understanding these examples will help you when you need to add or modify entries yourself.</text:p>
      <text:p text:style-name="Text_20_body">Here are a few typical scenarios:</text:p>
      <text:h text:style-name="Heading_20_4" text:outline-level="4"><text:bookmark-start text:name="mounting-the-root-filesystem"/>Mounting the Root Filesystem<text:bookmark-end text:name="mounting-the-root-filesystem"/></text:h>
      <text:list xml:id="list3180981028" text:style-name="L16">
        <text:list-item>
          <text:p text:style-name="P25"><text:span text:style-name="T1">Mounting the Root Filesystem</text:span>:</text:p>
          <text:p text:style-name="P25">You'll always see an entry for the root filesystem (/). It's essential for the system to boot and function. It might look something like this:</text:p>
          <text:p text:style-name="P5">UUID=your-root-partition-uuid <text:s/>/ <text:s/>ext4 <text:s/>errors=remount-ro <text:s/>0 <text:s/>1</text:p>
          <text:list text:style-name="L17">
            <text:list-item>
              <text:p text:style-name="P26"><text:span text:style-name="Source_5f_Text">UUID=your-root-partition-uuid</text:span>: This identifies the root partition using its unique UUID. We'll learn how to find this shortly.</text:p>
            </text:list-item>
            <text:list-item>
              <text:p text:style-name="P26"><text:span text:style-name="Source_5f_Text">/</text:span>: This is the mount point – the root directory.</text:p>
            </text:list-item>
            <text:list-item>
              <text:p text:style-name="P26"><text:span text:style-name="Source_5f_Text">ext4</text:span>: This is the filesystem type, in this case, the common ext4.</text:p>
            </text:list-item>
            <text:list-item>
              <text:p text:style-name="P26"><text:span text:style-name="Source_5f_Text">errors=remount-ro</text:span>: This is a mount option that tells the system to remount the filesystem in read-only mode if errors are detected.</text:p>
            </text:list-item>
            <text:list-item>
              <text:p text:style-name="P26"><text:span text:style-name="Source_5f_Text">0</text:span>: The filesystem is not dumped.</text:p>
            </text:list-item>
            <text:list-item>
              <text:p text:style-name="P26"><text:span text:style-name="Source_5f_Text">1</text:span>: This indicates that the root filesystem should be checked for errors first during boot.</text:p>
            </text:list-item>
          </text:list>
        </text:list-item>
      </text:list>
      <text:h text:style-name="Heading_20_4" text:outline-level="4"><text:bookmark-start text:name="mounting-a-separate-home-partition"/>Mounting a Separate <text:span text:style-name="Source_5f_Text">/home</text:span> Partition<text:bookmark-end text:name="mounting-a-separate-home-partition"/></text:h>
      <text:list xml:id="list2829621448" text:style-name="L18">
        <text:list-item>
          <text:p text:style-name="P27"><text:span text:style-name="T1">Mounting a Separate</text:span> <text:span text:style-name="Source_5f_Text">/home</text:span> <text:span text:style-name="T1">Partition</text:span>:</text:p>
          <text:p text:style-name="P27">If you have a dedicated partition for user home directories, you might see an entry like this:</text:p>
          <text:p text:style-name="P6">UUID=your-home-partition-uuid <text:s/>/home <text:s/>ext4 <text:s/>defaults <text:s/>0 <text:s/>2</text:p>
          <text:list text:style-name="L19">
            <text:list-item>
              <text:p text:style-name="P28"><text:span text:style-name="Source_5f_Text">UUID=your-home-partition-uuid</text:span>: The UUID of the partition containing <text:span text:style-name="Source_5f_Text">/home</text:span>.</text:p>
            </text:list-item>
            <text:list-item>
              <text:p text:style-name="P28"><text:span text:style-name="Source_5f_Text">/home</text:span>: The mount point for the home directories.</text:p>
            </text:list-item>
            <text:list-item>
              <text:p text:style-name="P28"><text:span text:style-name="Source_5f_Text">ext4</text:span>: The filesystem type.</text:p>
            </text:list-item>
            <text:list-item>
              <text:p text:style-name="P28"><text:span text:style-name="Source_5f_Text">defaults</text:span>: Using the default mount options (rw, suid, dev, exec, auto, nouser, async).</text:p>
            </text:list-item>
            <text:list-item>
              <text:p text:style-name="P28"><text:span text:style-name="Source_5f_Text">0</text:span>: Not dumped.</text:p>
            </text:list-item>
            <text:list-item>
              <text:p text:style-name="P28"><text:soft-page-break/><text:span text:style-name="Source_5f_Text">2</text:span>: Checked after the root filesystem.</text:p>
            </text:list-item>
          </text:list>
        </text:list-item>
      </text:list>
      <text:h text:style-name="Heading_20_4" text:outline-level="4"><text:bookmark-start text:name="mounting-a-swap-partition"/>Mounting a Swap Partition<text:bookmark-end text:name="mounting-a-swap-partition"/></text:h>
      <text:list xml:id="list1013508674" text:style-name="L20">
        <text:list-item>
          <text:p text:style-name="P29"><text:span text:style-name="T1">Mounting a Swap Partition</text:span>:</text:p>
          <text:p text:style-name="P29">Swap space is used as virtual RAM. Its entry in /etc/fstab will look different as it's not mounted to a regular directory:</text:p>
          <text:p text:style-name="P7">UUID=your-swap-partition-uuid <text:s/>none <text:s/>swap <text:s/>sw <text:s/>0 <text:s/>0</text:p>
          <text:list text:style-name="L21">
            <text:list-item>
              <text:p text:style-name="P30"><text:span text:style-name="Source_5f_Text">UUID=your-swap-partition-uuid</text:span>: The UUID of the swap partition.</text:p>
            </text:list-item>
            <text:list-item>
              <text:p text:style-name="P30"><text:span text:style-name="Source_5f_Text">none</text:span>: Swap partitions don't have a traditional mount point.</text:p>
            </text:list-item>
            <text:list-item>
              <text:p text:style-name="P30"><text:span text:style-name="Source_5f_Text">swap</text:span>: Specifies the filesystem type as swap.</text:p>
            </text:list-item>
            <text:list-item>
              <text:p text:style-name="P30"><text:span text:style-name="Source_5f_Text">sw</text:span>: The options for swap (usually just <text:span text:style-name="Source_5f_Text">sw</text:span>).</text:p>
            </text:list-item>
            <text:list-item>
              <text:p text:style-name="P30"><text:span text:style-name="Source_5f_Text">0</text:span>: Not dumped.</text:p>
            </text:list-item>
            <text:list-item>
              <text:p text:style-name="P30"><text:span text:style-name="Source_5f_Text">0</text:span>: Not checked by fsck.</text:p>
            </text:list-item>
          </text:list>
        </text:list-item>
      </text:list>
      <text:h text:style-name="Heading_20_4" text:outline-level="4"><text:bookmark-start text:name="mounting-a-usb-drive-or-external-hard-drive-permantently"/>Mounting a USB Drive or External Hard Drive (Permantently)<text:bookmark-end text:name="mounting-a-usb-drive-or-external-hard-drive-permantently"/></text:h>
      <text:list xml:id="list519695807" text:style-name="L22">
        <text:list-item>
          <text:p text:style-name="P31"><text:span text:style-name="T1">Mounting a USB Drive or External Hard Drive (Permanently)</text:span>:</text:p>
          <text:p text:style-name="P31">If you want a USB drive or external hard drive to be automatically mounted to a specific location every time it's connected (and if its entry is in <text:span text:style-name="Source_5f_Text">/etc/fstab</text:span>), it might look like this:</text:p>
          <text:p text:style-name="P8">UUID=your-external-drive-uuid <text:s/>/mnt/backup <text:s/>ext4 <text:s/>defaults,user <text:s/>0 <text:s/>0</text:p>
          <text:list text:style-name="L23">
            <text:list-item>
              <text:p text:style-name="P32"><text:span text:style-name="Source_5f_Text">UUID=your-external-drive-uuid</text:span>: The UUID of the external drive's partition.</text:p>
            </text:list-item>
            <text:list-item>
              <text:p text:style-name="P32">`/mnt/backup : The mount point.</text:p>
            </text:list-item>
            <text:list-item>
              <text:p text:style-name="P32"><text:span text:style-name="Source_5f_Text">ext4</text:span>: The filesystem type.</text:p>
            </text:list-item>
            <text:list-item>
              <text:p text:style-name="P32"><text:span text:style-name="Source_5f_Text">defaults,user</text:span>: Includes default options and allows a regular user to mount and unmount this filesystem (which can be useful for removable media).</text:p>
            </text:list-item>
            <text:list-item>
              <text:p text:style-name="P32"><text:span text:style-name="Source_5f_Text">0</text:span>: Not dumped.</text:p>
            </text:list-item>
            <text:list-item>
              <text:p text:style-name="P32"><text:span text:style-name="Source_5f_Text">0</text:span>: Not checked.</text:p>
            </text:list-item>
          </text:list>
        </text:list-item>
      </text:list>
      <text:h text:style-name="Heading_20_4" text:outline-level="4"><text:bookmark-start text:name="mounting-a-network-filesystem-nfs"/>Mounting a Network Filesystem (NFS)<text:bookmark-end text:name="mounting-a-network-filesystem-nfs"/></text:h>
      <text:list xml:id="list438865269" text:style-name="L24">
        <text:list-item>
          <text:p text:style-name="P33"><text:span text:style-name="T1">Mounting a Network Filesystem (NFS)</text:span>:</text:p>
          <text:p text:style-name="P33">Mounting an NFS share from another server would look something like this:</text:p>
          <text:p text:style-name="P9">server_ip:/path/to/share <text:s/>/mnt/network_share <text:s/>nfs <text:s/>defaults <text:s/>0 <text:s/>0</text:p>
          <text:list text:style-name="L25">
            <text:list-item>
              <text:p text:style-name="P34"><text:span text:style-name="Source_5f_Text">server_ip:/path/to/share</text:span>: Specifies the server's IP address or hostname and the exported path.</text:p>
            </text:list-item>
            <text:list-item>
              <text:p text:style-name="P34"><text:span text:style-name="Source_5f_Text">/mnt/network_share</text:span>: The local mount point.</text:p>
            </text:list-item>
            <text:list-item>
              <text:p text:style-name="P34"><text:span text:style-name="Source_5f_Text">nfs</text:span>: The filesystem type is NFS. defaults: Mount options specific to NFS.</text:p>
            </text:list-item>
            <text:list-item>
              <text:p text:style-name="P34"><text:span text:style-name="Source_5f_Text">0</text:span>: Not dumped.</text:p>
            </text:list-item>
            <text:list-item>
              <text:p text:style-name="P34"><text:span text:style-name="Source_5f_Text">0</text:span>: Not checked.</text:p>
            </text:list-item>
          </text:list>
        </text:list-item>
      </text:list>
      <text:p text:style-name="First_20_paragraph">Notice the use of UUIDs in many of these examples. Using UUIDs is generally preferred over <text:soft-page-break/>device names like 1/dev/sdb1` because device names can sometimes change depending on the order in which devices are detected during boot. UUIDs are unique and persistent identifiers for each filesystem.</text:p>
      <text:h text:style-name="Heading_20_3" text:outline-level="3"><text:bookmark-start text:name="mount-all-filesystems-in-etcfstab"/>Mount All Filesystems in <text:span text:style-name="Source_5f_Text">/etc/fstab</text:span><text:bookmark-end text:name="mount-all-filesystems-in-etcfstab"/></text:h>
      <text:p text:style-name="First_20_paragraph">The command to do this is quite simple:</text:p>
      <text:p text:style-name="Preformatted_20_Text"><text:span text:style-name="FunctionTok">sudo</text:span><text:span text:style-name="NormalTok"> mount </text:span><text:span text:style-name="AttributeTok">-a</text:span> </text:p>
      <text:p text:style-name="First_20_paragraph">The <text:span text:style-name="Source_5f_Text">-a</text:span> option tells the <text:span text:style-name="Source_5f_Text">mount</text:span> command to try and mount all filesystems that are listed in <text:span text:style-name="Source_5f_Text">/etc/fstab</text:span> (except those marked as <text:span text:style-name="Source_5f_Text">noauto</text:span>).</text:p>
      <text:p text:style-name="Text_20_body"><text:span text:style-name="T1">When is</text:span> <text:span text:style-name="Source_5f_Text">mount -a</text:span> <text:span text:style-name="T1">useful?</text:span></text:p>
      <text:list xml:id="list813513654" text:style-name="L26">
        <text:list-item>
          <text:p text:style-name="P35"><text:span text:style-name="T1">During system boot</text:span>: The system automatically runs <text:span text:style-name="Source_5f_Text">mount -a</text:span> (or a similar process) as part of its startup sequence to mount all the filesystems defined in <text:span text:style-name="Source_5f_Text">/etc/fstab</text:span>. This is how your regular partitions like <text:span text:style-name="Source_5f_Text">/</text:span>, <text:span text:style-name="Source_5f_Text">/home</text:span>, and <text:span text:style-name="Source_5f_Text">swap</text:span> get mounted without you having to do anything manually.</text:p>
        </text:list-item>
        <text:list-item>
          <text:p text:style-name="P35"><text:span text:style-name="T1">After editing</text:span> <text:span text:style-name="Source_5f_Text">/etc/fstab</text:span>: If you make changes to the <text:span text:style-name="Source_5f_Text">/etc/fstab</text:span> file (e.g., add a new entry for an external drive you want to mount automatically), you can run <text:span text:style-name="Source_5f_Text">sudo mount -a</text:span> to apply these changes without needing to reboot your entire server. This is a convenient way to test if your new entry is correctly configured. If there are any errors in your <text:span text:style-name="Source_5f_Text">/etc/fstab</text:span> file, the <text:span text:style-name="Source_5f_Text">mount -a</text:span> command will usually report them, helping you to identify and fix any issues.</text:p>
        </text:list-item>
      </text:list>
      <text:p text:style-name="First_20_paragraph"><text:span text:style-name="T1">Important Considerations</text:span>:</text:p>
      <text:list xml:id="list3604986959" text:style-name="L27">
        <text:list-item>
          <text:p text:style-name="P36"><text:span text:style-name="T1">Permissions</text:span>: Just like with manual mounting, you'll typically need <text:span text:style-name="Source_5f_Text">sudo</text:span> to run <text:span text:style-name="Source_5f_Text">mount -a</text:span> as it involves system-level changes.</text:p>
        </text:list-item>
        <text:list-item>
          <text:p text:style-name="P36"><text:span text:style-name="T1">Existing Mounts</text:span>: <text:span text:style-name="Source_5f_Text">mount -a</text:span> will try to mount all filesystems in <text:span text:style-name="Source_5f_Text">/etc/fstab</text:span> that are not already mounted. If a filesystem is already mounted and its entry is in <text:span text:style-name="Source_5f_Text">/etc/fstab</text:span>, running <text:span text:style-name="Source_5f_Text">mount -a</text:span> again won't cause any problems; it will simply skip that entry.</text:p>
        </text:list-item>
        <text:list-item>
          <text:p text:style-name="P36"><text:span text:style-name="T1">Errors</text:span>: If there's an error in an <text:span text:style-name="Source_5f_Text">/etc/fstab</text:span> entry (e.g., incorrect device name, wrong filesystem type, invalid options), <text:span text:style-name="Source_5f_Text">mount -a</text:span> will likely fail to mount that specific filesystem and will display an error message. It might also continue to try and mount the other valid entries.</text:p>
        </text:list-item>
      </text:list>
      <text:p text:style-name="First_20_paragraph">So, if you've just added a line to <text:span text:style-name="Source_5f_Text">/etc/fstab</text:span> for a new backup drive mounted at <text:span text:style-name="Source_5f_Text">/mnt/backup</text:span>, after saving the file, you could run <text:span text:style-name="Source_5f_Text">sudo mount -a</text:span>. If the entry is correct and the device is available, you should then see your backup drive mounted at <text:span text:style-name="Source_5f_Text">/mnt/backup</text:span>. You can verify this using the <text:span text:style-name="Source_5f_Text">mount | less</text:span> command we used earli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50:40Z</meta:creation-date>
    <dc:date>2025-06-10T11:56:47.242231691</dc:date>
    <meta:editing-duration>PT55S</meta:editing-duration>
    <meta:editing-cycles>1</meta:editing-cycles>
    <meta:document-statistic meta:table-count="0" meta:image-count="0" meta:object-count="0" meta:page-count="9" meta:paragraph-count="169" meta:word-count="3400" meta:character-count="20467" meta:non-whitespace-character-count="17274"/>
  </office:meta>
</office:document-meta>
</file>